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/>
    <style:font-face style:name="StarSymbol" svg:font-family="StarSymbol, 'Arial Unicode MS'"/>
    <style:font-face style:name="Monospace1" svg:font-family="Monospace" style:font-pitch="fixed"/>
    <style:font-face style:name="DejaVu Sans1" svg:font-family="'DejaVu Sans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  <style:text-properties fo:color="#000000" style:font-name="Bitstream Charter" fo:font-weight="normal" style:font-weight-asian="normal" style:font-weight-complex="normal"/>
    </style:style>
    <style:style style:name="P2" style:family="paragraph" style:parent-style-name="Text_20_body">
      <style:paragraph-properties fo:margin-top="0in" fo:margin-bottom="0in" fo:text-align="justify" style:justify-single-word="false"/>
      <style:text-properties fo:color="#000000" style:font-name="Bitstream Charter" fo:font-weight="normal" style:font-weight-asian="normal" style:font-weight-complex="normal"/>
    </style:style>
    <style:style style:name="P3" style:family="paragraph" style:parent-style-name="Text_20_body">
      <style:paragraph-properties fo:margin-top="0in" fo:margin-bottom="0in" fo:text-align="justify" style:justify-single-word="false">
        <style:tab-stops>
          <style:tab-stop style:position="0in"/>
        </style:tab-stops>
      </style:paragraph-properties>
      <style:text-properties fo:color="#000000" style:font-name="Bitstream Charter"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in"/>
      <style:text-properties fo:color="#000000" style:font-name="Bitstream Charter" fo:font-weight="normal" fo:background-color="transparent" style:font-weight-asian="normal" style:font-weight-complex="normal"/>
    </style:style>
    <style:style style:name="P5" style:family="paragraph" style:parent-style-name="Text_20_body">
      <style:paragraph-properties fo:margin-top="0in" fo:margin-bottom="0in" fo:text-align="justify" style:justify-single-word="false"/>
      <style:text-properties fo:color="#000000" style:font-name="Bitstream Charter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6" style:family="paragraph" style:parent-style-name="Text_20_body">
      <style:paragraph-properties fo:margin-top="0in" fo:margin-bottom="0in" fo:text-align="justify" style:justify-single-word="false"/>
      <style:text-properties fo:color="#000000" style:font-name="Bitstream Charter"/>
    </style:style>
    <style:style style:name="P7" style:family="paragraph" style:parent-style-name="Text_20_body">
      <style:paragraph-properties fo:margin-top="0in" fo:margin-bottom="0in"/>
      <style:text-properties fo:color="#000000" style:font-name="Bitstream Charter" fo:background-color="transparent"/>
    </style:style>
    <style:style style:name="P8" style:family="paragraph" style:parent-style-name="Text_20_body">
      <style:paragraph-properties fo:margin-top="0in" fo:margin-bottom="0in"/>
      <style:text-properties fo:color="#000000" style:font-name="Bitstream Charter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in" fo:margin-bottom="0in"/>
      <style:text-properties style:font-name="Bitstream Charter"/>
    </style:style>
    <style:style style:name="P10" style:family="paragraph" style:parent-style-name="Text_20_body">
      <style:paragraph-properties fo:margin-top="0in" fo:margin-bottom="0in" fo:text-align="justify" style:justify-single-word="false"/>
      <style:text-properties style:font-name="Bitstream Charter"/>
    </style:style>
    <style:style style:name="P11" style:family="paragraph" style:parent-style-name="Text_20_body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12" style:family="paragraph" style:parent-style-name="Text_20_body">
      <style:paragraph-properties fo:margin-top="0in" fo:margin-bottom="0in"/>
      <style:text-properties style:font-name="Bitstream Charter" fo:font-weight="normal" fo:background-color="transparent" style:font-weight-asian="normal" style:font-weight-complex="normal"/>
    </style:style>
    <style:style style:name="P13" style:family="paragraph" style:parent-style-name="Text_20_body">
      <style:paragraph-properties fo:margin-top="0in" fo:margin-bottom="0in"/>
      <style:text-properties style:font-name="Bitstream Charter" style:text-underline-style="none" fo:font-weight="normal" fo:background-color="transparent" style:font-weight-asian="normal" style:font-weight-complex="normal"/>
    </style:style>
    <style:style style:name="P14" style:family="paragraph" style:parent-style-name="Heading_20_1">
      <style:paragraph-properties fo:margin-top="0in" fo:margin-bottom="0in"/>
      <style:text-properties fo:color="#000000" style:font-name="Bitstream Charter" fo:font-weight="normal" style:font-weight-asian="normal" style:font-weight-complex="normal"/>
    </style:style>
    <style:style style:name="P15" style:family="paragraph" style:parent-style-name="Heading_20_1">
      <style:paragraph-properties fo:margin-top="0in" fo:margin-bottom="0in" fo:text-align="justify" style:justify-single-word="false">
        <style:tab-stops>
          <style:tab-stop style:position="0in"/>
        </style:tab-stops>
      </style:paragraph-properties>
      <style:text-properties fo:color="#000000" style:font-name="Bitstream Charter" fo:font-weight="normal" style:font-weight-asian="normal" style:font-weight-complex="normal"/>
    </style:style>
    <style:style style:name="P16" style:family="paragraph" style:parent-style-name="Heading_20_1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17" style:family="paragraph" style:parent-style-name="Heading_20_2">
      <style:paragraph-properties fo:margin-top="0in" fo:margin-bottom="0in"/>
      <style:text-properties fo:color="#000000" style:font-name="Bitstream Charter" fo:font-weight="normal" style:font-weight-asian="normal" style:font-weight-complex="normal"/>
    </style:style>
    <style:style style:name="P18" style:family="paragraph" style:parent-style-name="Heading_20_2">
      <style:paragraph-properties fo:margin-top="0in" fo:margin-bottom="0in" fo:text-align="justify" style:justify-single-word="false">
        <style:tab-stops>
          <style:tab-stop style:position="0in"/>
        </style:tab-stops>
      </style:paragraph-properties>
      <style:text-properties fo:color="#000000" style:font-name="Bitstream Charter" fo:font-weight="normal" style:font-weight-asian="normal" style:font-weight-complex="normal"/>
    </style:style>
    <style:style style:name="P19" style:family="paragraph" style:parent-style-name="Heading_20_2">
      <style:paragraph-properties fo:margin-top="0in" fo:margin-bottom="0in"/>
      <style:text-properties style:font-name="Bitstream Charter"/>
    </style:style>
    <style:style style:name="P20" style:family="paragraph" style:parent-style-name="Heading_20_2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21" style:family="paragraph" style:parent-style-name="Heading_20_2">
      <style:paragraph-properties fo:margin-top="0in" fo:margin-bottom="0in"/>
      <style:text-properties style:font-name="Bitstream Charter" fo:font-weight="normal" fo:background-color="transparent" style:font-weight-asian="normal" style:font-weight-complex="normal"/>
    </style:style>
    <style:style style:name="P22" style:family="paragraph" style:parent-style-name="Heading_20_2">
      <style:paragraph-properties fo:margin-top="0in" fo:margin-bottom="0in"/>
      <style:text-properties style:font-name="Bitstream Charter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in" fo:margin-bottom="0in" fo:text-align="justify" style:justify-single-word="false" style:text-autospace="none"/>
      <style:text-properties style:font-name="Bitstream Charter" fo:font-size="12pt" style:font-name-asian="Monospace" style:font-size-asian="12pt" style:font-name-complex="Monospace" style:font-size-complex="12pt"/>
    </style:style>
    <style:style style:name="P24" style:family="paragraph" style:parent-style-name="Text_20_body" style:list-style-name="L2"/>
    <style:style style:name="P25" style:family="paragraph" style:parent-style-name="Text_20_body" style:list-style-name="L2"/>
    <style:style style:name="P26" style:family="paragraph" style:parent-style-name="Text_20_body" style:list-style-name="L2"/>
    <style:style style:name="P27" style:family="paragraph" style:parent-style-name="Text_20_body" style:list-style-name="L2"/>
    <style:style style:name="P28" style:family="paragraph" style:parent-style-name="Text_20_body" style:list-style-name="L1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29" style:family="paragraph" style:parent-style-name="Text_20_body" style:list-style-name="L1">
      <style:paragraph-properties fo:margin-top="0in" fo:margin-bottom="0in"/>
      <style:text-properties style:font-name="Bitstream Charter" fo:font-weight="normal" style:font-weight-asian="normal" style:font-weight-complex="normal"/>
    </style:style>
    <style:style style:name="P30" style:family="paragraph" style:parent-style-name="Text_20_body" style:list-style-name="L1">
      <style:paragraph-properties fo:margin-top="0in" fo:margin-bottom="0in"/>
      <style:text-properties style:font-name="Bitstream Charter" style:text-underline-style="none" fo:font-weight="normal" style:font-weight-asian="normal" style:font-weight-complex="normal"/>
    </style:style>
    <style:style style:name="P31" style:family="paragraph" style:parent-style-name="Text_20_body" style:list-style-name="L1">
      <style:paragraph-properties fo:margin-top="0in" fo:margin-bottom="0in"/>
      <style:text-properties style:font-name="Bitstream Charter" style:text-underline-style="none" fo:font-weight="normal" style:font-weight-asian="normal" style:font-weight-complex="normal"/>
    </style:style>
    <style:style style:name="P32" style:family="paragraph" style:parent-style-name="Text_20_body" style:list-style-name="L1">
      <style:paragraph-properties fo:margin-top="0in" fo:margin-bottom="0in"/>
      <style:text-properties style:font-name="Bitstream Charter" style:text-underline-style="none" fo:font-weight="normal" style:font-weight-asian="normal" style:font-weight-complex="normal"/>
    </style:style>
    <style:style style:name="P33" style:family="paragraph" style:parent-style-name="Text_20_body" style:list-style-name="L1">
      <style:paragraph-properties fo:margin-top="0in" fo:margin-bottom="0in"/>
      <style:text-properties style:font-name="Bitstream Charter" style:text-underline-style="none" fo:font-weight="normal" fo:background-color="transparent" style:font-weight-asian="normal" style:font-weight-complex="normal"/>
    </style:style>
    <style:style style:name="P34" style:family="paragraph" style:parent-style-name="Text_20_body">
      <style:paragraph-properties fo:margin-top="0in" fo:margin-bottom="0in" fo:text-align="justify" style:justify-single-word="false"/>
      <style:text-properties style:font-name="Bitstream Charter"/>
    </style:style>
    <style:style style:name="P35" style:family="paragraph" style:parent-style-name="Text_20_body">
      <style:paragraph-properties fo:margin-top="0in" fo:margin-bottom="0in"/>
      <style:text-properties fo:color="#000000" style:font-name="Bitstream Charter" fo:font-weight="bold" style:font-weight-asian="bold" style:font-weight-complex="bold"/>
    </style:style>
    <style:style style:name="P36" style:family="paragraph" style:parent-style-name="Heading_20_1" style:master-page-name="Standard">
      <style:paragraph-properties fo:margin-top="0in" fo:margin-bottom="0in" fo:text-align="justify" style:justify-single-word="false" style:page-number="auto">
        <style:tab-stops>
          <style:tab-stop style:position="0in"/>
        </style:tab-stops>
      </style:paragraph-properties>
      <style:text-properties fo:color="#000000" style:font-name="Bitstream Charter" fo:font-weight="normal" style:font-weight-asian="normal" style:font-weight-complex="normal"/>
    </style:style>
    <style:style style:name="P37" style:family="paragraph" style:parent-style-name="Heading_20_2">
      <style:paragraph-properties fo:margin-top="0in" fo:margin-bottom="0in" fo:text-align="start" style:justify-single-word="false">
        <style:tab-stops>
          <style:tab-stop style:position="0in"/>
        </style:tab-stops>
      </style:paragraph-properties>
      <style:text-properties style:font-name="Bitstream Charter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fo:background-color="#ffff00" style:font-weight-asian="normal" style:font-weight-complex="normal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7" style:family="text">
      <style:text-properties fo:color="#000000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fo:font-style="italic" fo:font-weight="bold" fo:background-color="transparent" style:font-style-asian="italic" style:font-weight-asian="bold" style:font-style-complex="italic" style:font-weight-complex="bold"/>
    </style:style>
    <style:style style:name="T10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color="#000000" fo:font-style="normal" style:text-underline-style="none" style:font-style-asian="normal" style:font-style-complex="normal"/>
    </style:style>
    <style:style style:name="T12" style:family="text">
      <style:text-properties fo:color="#000000" style:font-name-asian="Monospace1" style:font-name-complex="Monospace1"/>
    </style:style>
    <style:style style:name="T13" style:family="text">
      <style:text-properties fo:color="#000000" fo:background-color="transparent"/>
    </style:style>
    <style:style style:name="T14" style:family="text">
      <style:text-properties fo:color="#7f0055"/>
    </style:style>
    <style:style style:name="T15" style:family="text">
      <style:text-properties fo:color="#7f0055" fo:font-weight="bold" style:font-weight-asian="bold" style:font-weight-complex="bold"/>
    </style:style>
    <style:style style:name="T16" style:family="text">
      <style:text-properties fo:color="#7f0055" style:font-name-asian="Monospace1" style:font-name-complex="Monospace1"/>
    </style:style>
    <style:style style:name="T17" style:family="text">
      <style:text-properties fo:color="#005032"/>
    </style:style>
    <style:style style:name="T18" style:family="text">
      <style:text-properties fo:color="#005032" style:font-name-asian="Monospace1" style:font-name-complex="Monospace1"/>
    </style:style>
    <style:style style:name="T19" style:family="text">
      <style:text-properties fo:color="#005032" fo:background-color="transparent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Introduction</text:h>
      <text:p text:style-name="P3">This document describes the typical calling scenario for a mib Table. The test table name is mibtestTable.</text:p>
      <text:p text:style-name="P3"/>
      <text:h text:style-name="P15" text:outline-level="1">Console output for mibtestTable </text:h>
      <text:h text:style-name="P18" text:outline-level="2">Initialization:</text:h>
      <text:p text:style-name="P10"><text:span text:style-name="T3">verbose:mibtestTable:</text:span><text:span text:style-name="T2">init_mibtestTable: called</text:span></text:p>
      <text:p text:style-name="P10"><text:span text:style-name="T3">verbose:mibtestTable:</text:span><text:span text:style-name="T2">initialize_table_mibtestTable: called</text:span></text:p>
      <text:p text:style-name="P10"><text:span text:style-name="T3">verbose:mibtestTable:</text:span><text:span text:style-name="T2">mibtestTable_init_data: called</text:span></text:p>
      <text:p text:style-name="P10"><text:span text:style-name="T3">verbose:mibtestTable:</text:span><text:span text:style-name="T2">mibtestTable_container_init: called</text:span></text:p>
      <text:p text:style-name="P2"/>
      <text:h text:style-name="P17" text:outline-level="2">SNMP Continer Load</text:h>
      <text:p text:style-name="P2">MYTEST-EXAMPLE-MIB::mibtestColumn1</text:p>
      <text:p text:style-name="P10"><text:span text:style-name="T3">verbose:mibtestTable:</text:span><text:span text:style-name="T2">mibtestTable_container_load: called</text:span></text:p>
      <text:p text:style-name="P10"><text:span text:style-name="T3"/></text:p>
      <text:p text:style-name="P10"><text:span text:style-name="T3">verbose:mibtestTable:</text:span><text:span text:style-name="T2">mibtestTable_rowreq_ctx_init: called</text:span></text:p>
      <text:p text:style-name="P10"><text:span text:style-name="T3">verbose:mibtestTable:</text:span><text:span text:style-name="T2">mibtestTable_indexes_set: called</text:span></text:p>
      <text:p text:style-name="P10"><text:span text:style-name="T3">verbose:mibtestTable:</text:span><text:span text:style-name="T2">mibtestTable_indexes_set_tbl_idx: called</text:span></text:p>
      <text:p text:style-name="P10"><text:span text:style-name="T3">verbose:mibtestTable:</text:span><text:span text:style-name="T2">mibtestTable_index_to_oid: called</text:span></text:p>
      <text:p text:style-name="P10"><text:span text:style-name="T3"/></text:p>
      <text:p text:style-name="P10"><text:span text:style-name="T3">verbose:mibtestTable:</text:span><text:span text:style-name="T2">mibtestTable_rowreq_ctx_init: called</text:span></text:p>
      <text:p text:style-name="P10"><text:span text:style-name="T3">verbose:mibtestTable:</text:span><text:span text:style-name="T2">mibtestTable_indexes_set: called</text:span></text:p>
      <text:p text:style-name="P10"><text:span text:style-name="T3">verbose:mibtestTable:</text:span><text:span text:style-name="T2">mibtestTable_indexes_set_tbl_idx: called</text:span></text:p>
      <text:p text:style-name="P10"><text:span text:style-name="T3">verbose:mibtestTable:</text:span><text:span text:style-name="T2">mibtestTable_index_to_oid: called</text:span></text:p>
      <text:p text:style-name="P10"><text:span text:style-name="T3"/></text:p>
      <text:p text:style-name="P10"><text:span text:style-name="T3">verbose:mibtestTable:</text:span><text:span text:style-name="T2">mibtestTable_rowreq_ctx_init: called</text:span></text:p>
      <text:p text:style-name="P10"><text:span text:style-name="T3">verbose:mibtestTable:</text:span><text:span text:style-name="T2">mibtestTable_indexes_set: called</text:span></text:p>
      <text:p text:style-name="P10"><text:span text:style-name="T3">verbose:mibtestTable:</text:span><text:span text:style-name="T2">mibtestTable_indexes_set_tbl_idx: called</text:span></text:p>
      <text:p text:style-name="P10"><text:span text:style-name="T3">verbose:mibtestTable:</text:span><text:span text:style-name="T2">mibtestTable_index_to_oid: called</text:span></text:p>
      <text:p text:style-name="P10"><text:span text:style-name="T3"/></text:p>
      <text:p text:style-name="P10"><text:span text:style-name="T3">verbose:mibtestTable:</text:span><text:span text:style-name="T2">mibtestTable_container_load: inserted 3 records</text:span></text:p>
      <text:p text:style-name="P2"/>
      <text:h text:style-name="P18" text:outline-level="2">SNMP Get</text:h>
      <text:p text:style-name="P2">MYTEST-EXAMPLE-MIB::mibtestColumn1.0</text:p>
      <text:p text:style-name="P10"><text:span text:style-name="T3">verbose:mibtestTable:</text:span><text:span text:style-name="T2">mibtestTable_pre_request: called</text:span></text:p>
      <text:p text:style-name="P10"><text:span text:style-name="T3">verbose:mibtestTable:</text:span><text:span text:style-name="T2">mibtestTable_row_prep: called</text:span></text:p>
      <text:p text:style-name="P10"><text:span text:style-name="T3">verbose:mibtestTable:</text:span><text:span text:style-name="T2">mibtestColumn1_get: called</text:span></text:p>
      <text:p text:style-name="P10"><text:span text:style-name="T3">verbose:mibtestTable:</text:span><text:span text:style-name="T2">mibtestTable_post_request: called</text:span></text:p>
      <text:p text:style-name="P10"/>
      <text:h text:style-name="P18" text:outline-level="2">SNMP Set</text:h>
      <text:p text:style-name="P2">MYTEST-EXAMPLE-MIB::mibtestColumn1.0</text:p>
      <text:p text:style-name="P10"><text:span text:style-name="T3">verbose:mibtestTable:</text:span><text:span text:style-name="T2">mibtestTable_pre_request: called</text:span></text:p>
      <text:p text:style-name="P10"><text:span text:style-name="T3">verbose:mibtestTable:</text:span><text:span text:style-name="T2">mibtestTable_row_prep: called</text:span></text:p>
      <text:p text:style-name="P10"><text:span text:style-name="T3">verbose:mibtestTable:</text:span><text:span text:style-name="T2">mibtestColumn1_check_value: called</text:span></text:p>
      <text:p text:style-name="P10"/>
      <text:p text:style-name="P10"><text:soft-page-break/><text:span text:style-name="T3">verbose:mibtestTable:</text:span><text:span text:style-name="T2">mibtestTable_allocate_data: called</text:span></text:p>
      <text:p text:style-name="P10"><text:span text:style-name="T3">verbose:mibtestTable:</text:span><text:span text:style-name="T2">mibtestTable_undo_setup: called</text:span></text:p>
      <text:p text:style-name="P10"><text:span text:style-name="T3">verbose:mibtestTable:</text:span><text:span text:style-name="T2">mibtestColumn1_undo_setup: called</text:span></text:p>
      <text:p text:style-name="P10"/>
      <text:p text:style-name="P10"><text:span text:style-name="T3">verbose:mibtestTable:</text:span><text:span text:style-name="T2">mibtestColumn1_set: called</text:span></text:p>
      <text:p text:style-name="P10"><text:span text:style-name="T3">verbose:mibtestTable:</text:span><text:span text:style-name="T2">mibtestTable_commit: called</text:span></text:p>
      <text:p text:style-name="P10"/>
      <text:p text:style-name="P10"><text:span text:style-name="T3">verbose:mibtestTable:</text:span><text:span text:style-name="T2">mibtestTable_undo_cleanup: called</text:span></text:p>
      <text:p text:style-name="P10"><text:span text:style-name="T3">verbose:mibtestTable:</text:span><text:span text:style-name="T2">mibtestTable_release_data: called</text:span></text:p>
      <text:p text:style-name="P10"><text:span text:style-name="T3">verbose:mibtestTable:</text:span><text:span text:style-name="T2">mibtestTable_post_request: called</text:span></text:p>
      <text:p text:style-name="P10"/>
      <text:h text:style-name="P14" text:outline-level="1">Initialization process</text:h>
      <text:h text:style-name="P19" text:outline-level="2"><text:span text:style-name="T4">init_mibtestTable(</text:span><text:span text:style-name="T15">void</text:span><text:span text:style-name="T4">)</text:span></text:h>
      <text:p text:style-name="P10"><text:span text:style-name="T2">This is the first function called after the agent is started. We may add initialization function in </text:span><text:span text:style-name="T5">this block. Eventually it calls </text:span><text:span text:style-name="T7">initialize_table_mibtestTable();</text:span><text:span text:style-name="T6">. </text:span>initialize_table_mibtestTable<text:span text:style-name="T6"> function creates user context which is by default a </text:span>netsnmp_data_list<text:span text:style-name="T6"> object.</text:span></text:p>
      <text:p text:style-name="P5">Then <text:span text:style-name="T20">initialize_table_mibtestTable</text:span> calls <text:span text:style-name="T20">_mibtestTable_initialize_interface</text:span>. Which in turn calls <text:span text:style-name="T20">mibtestTable_init_data</text:span>.</text:p>
      <text:p text:style-name="P5"/>
      <text:h text:style-name="P37" text:outline-level="2"><text:span text:style-name="T4">mibtestTable_init_data</text:span><text:span text:style-name="T1">(</text:span><text:span text:style-name="T17">mibtestTable_registration</text:span><text:span text:style-name="T1"> * mibtestTable_reg)</text:span></text:h>
      <text:p text:style-name="P6">Here we need to implement the initialization for data access. We may setup database and necessary memory allocation here. In the sample example a simple array is initialized here.</text:p>
      <text:p text:style-name="P23"/>
      <text:h text:style-name="P37" text:outline-level="2"><text:span text:style-name="T15">void </text:span><text:span text:style-name="T4">mibtestTable_container_init</text:span><text:span text:style-name="T1">(</text:span><text:span text:style-name="T17">netsnmp_container</text:span><text:span text:style-name="T1"> ** container_ptr_ptr, </text:span><text:span text:style-name="T17">netsnmp_cache</text:span><text:span text:style-name="T1"> * cache)</text:span></text:h>
      <text:p text:style-name="P6">Here we would configure the cache container. <text:s/>The container is a cache so it's timeout could be set.</text:p>
      <text:p text:style-name="P6">More of this should be revisited. We will create CONTAINER here. A local pointer of the container can be stored in a local variable so that data can be updated from other c files.</text:p>
      <text:p text:style-name="P6"/>
      <text:h text:style-name="P16" text:outline-level="1">SNMP Get process</text:h>
      <text:p text:style-name="P11">Getting value from agent is a 2 step process.</text:p>
      <text:list text:style-name="L1">
        <text:list-item>
          <text:p text:style-name="P28">If the cache is enabled and cache timeout occurred then mibtestTable_container_load is called.</text:p>
        </text:list-item>
        <text:list-item>
          <text:p text:style-name="P28">Then 4 consecutive functions are called each time.</text:p>
          <text:list>
            <text:list-item>
              <text:p text:style-name="P30">_pre_request</text:p>
            </text:list-item>
            <text:list-item>
              <text:p text:style-name="P30">_row_prep</text:p>
            </text:list-item>
            <text:list-item>
              <text:p text:style-name="P30">_get</text:p>
            </text:list-item>
            <text:list-item>
              <text:p text:style-name="P33">_post_request</text:p>
            </text:list-item>
          </text:list>
        </text:list-item>
      </text:list>
      <text:p text:style-name="P13"/>
      <text:h text:style-name="P21" text:outline-level="2"><text:span text:style-name="T1">mibtestTable_container_load</text:span><text:span text:style-name="T1">(</text:span><text:span text:style-name="T17">netsnmp_container</text:span><text:span text:style-name="T1"> * container)</text:span></text:h>
      <text:p text:style-name="P7">This function is called each time the cache is timeout. It is used to refresh the data. Can I ignore it? <text:span text:style-name="T21">CONTAINER_INSERT is done</text:span>. Fetch values from database and insert into container.</text:p>
      <text:p text:style-name="P7"/>
      <text:h text:style-name="P21" text:outline-level="2"><text:soft-page-break/><text:span text:style-name="T1">mibtestTable_pre_request(</text:span><text:span text:style-name="T17">mibtestTable_registration</text:span><text:span text:style-name="T1"> * user_context)</text:span></text:h>
      <text:p text:style-name="P4">Does nothing in test module.</text:p>
      <text:p text:style-name="P4"/>
      <text:h text:style-name="P21" text:outline-level="2"><text:span text:style-name="T1">mibtestTable_row_prep</text:span><text:span text:style-name="T1">(</text:span><text:span text:style-name="T17">mibtestTable_rowreq_ctx</text:span><text:span text:style-name="T1"> * rowreq_ctx)</text:span></text:h>
      <text:p text:style-name="P12"><text:span text:style-name="T1">Nothing to do. Values from CONTAINER.</text:span></text:p>
      <text:p text:style-name="P4"/>
      <text:h text:style-name="P20" text:outline-level="2"><text:span text:style-name="T1">mibtestColumn1_get(</text:span><text:span text:style-name="T17">mibtestTable_rowreq_ctx</text:span><text:span text:style-name="T1"> * rowreq_ctx, </text:span><text:span text:style-name="T14">long</text:span><text:span text:style-name="T1"> *mibtestColumn1_val_ptr)</text:span></text:h>
      <text:p text:style-name="P11"><text:span text:style-name="T1">This function simply pass the variables set in </text:span><text:span text:style-name="T10">_row_prep</text:span><text:span text:style-name="T11"> function. I haven't modified it from the generated one.</text:span></text:p>
      <text:p text:style-name="P8"/>
      <text:h text:style-name="P20" text:outline-level="2"><text:span text:style-name="T1">mibtestTable_post_request(</text:span><text:span text:style-name="T17">mibtestTable_registration</text:span><text:span text:style-name="T1"> * user_context, </text:span><text:span text:style-name="T14">int</text:span><text:span text:style-name="T1"> rc)</text:span></text:h>
      <text:p text:style-name="P1">Nothing to do.</text:p>
      <text:p text:style-name="P1"/>
      <text:h text:style-name="P16" text:outline-level="1">SNMP Set process</text:h>
      <text:h text:style-name="P20" text:outline-level="2"><text:span text:style-name="T1">mibtestTable_pre_req</text:span><text:span text:style-name="T13">uest(</text:span><text:span text:style-name="T19">mibtestTable_registration</text:span><text:span text:style-name="T13"> * user_context)</text:span></text:h>
      <text:p text:style-name="P4">Does nothing in test module.</text:p>
      <text:p text:style-name="P4"/>
      <text:h text:style-name="P21" text:outline-level="2"><text:span text:style-name="T1">mibtestTable_row_prep</text:span><text:span text:style-name="T1">(</text:span><text:span text:style-name="T17">mibtestTable_rowreq_ctx</text:span><text:span text:style-name="T1"> * rowreq_ctx)</text:span></text:h>
      <text:p text:style-name="P11"><text:span text:style-name="T13">Prepare the values in </text:span><text:span text:style-name="T9">rowreq</text:span><text:span text:style-name="T8">_ctx</text:span><text:span text:style-name="T1"> with the values in db or array.</text:span></text:p>
      <text:p text:style-name="P1"/>
      <text:h text:style-name="P22" text:outline-level="2"><text:span text:style-name="T12">mibtestColumn1_check_value(</text:span><text:span text:style-name="T18">mibtestTable_rowreq_ctx</text:span><text:span text:style-name="T12"> * rowreq_ctx, </text:span><text:span text:style-name="T16">long</text:span><text:span text:style-name="T12"> mibtestColumn1_val)</text:span></text:h>
      <text:p text:style-name="P9">Nothing to do in test module.</text:p>
      <text:p text:style-name="P9"/>
      <text:h text:style-name="P20" text:outline-level="2"><text:span text:style-name="T1">mibtestTable_allocate_data(</text:span><text:span text:style-name="T14">void</text:span><text:span text:style-name="T1">)</text:span></text:h>
      <text:p text:style-name="P35">Allocate data for the temporary table.</text:p>
      <text:p text:style-name="P1"/>
      <text:h text:style-name="P20" text:outline-level="2"><text:span text:style-name="T1">mibtestTable_undo_setup</text:span><text:span text:style-name="T1">(</text:span><text:span text:style-name="T17">mibtestTable_rowreq_ctx</text:span><text:span text:style-name="T1"> * rowreq_ctx)</text:span></text:h>
      <text:p text:style-name="P1">Does nothing... in test module.</text:p>
      <text:p text:style-name="P1"/>
      <text:h text:style-name="P20" text:outline-level="2"><text:span text:style-name="T1">mibtestColumn1_undo_setup</text:span><text:span text:style-name="T1">(</text:span><text:span text:style-name="T17">mibtestTable_rowreq_ctx</text:span><text:span text:style-name="T1"> * rowreq_ctx)</text:span></text:h>
      <text:p text:style-name="P35">A temporary undo data structure had been created. Store current information in temporary </text:p>
      <text:p text:style-name="P1"/>
      <text:h text:style-name="P20" text:outline-level="2"><text:span text:style-name="T1">mibtestColumn1_set(</text:span><text:span text:style-name="T17">mibtestTable_rowreq_ctx</text:span><text:span text:style-name="T1"> * rowreq_ctx, </text:span><text:span text:style-name="T14">long</text:span><text:span text:style-name="T1"> mibtestColumn1_val)</text:span></text:h>
      <text:p text:style-name="P35">Here values are set from client into db or array.</text:p>
      <text:p text:style-name="P1"/>
      <text:p text:style-name="P1"/>
      <text:h text:style-name="P20" text:outline-level="2"><text:span text:style-name="T1">mibtestTable_commit</text:span><text:span text:style-name="T1">(</text:span><text:span text:style-name="T17">mibtestTable_rowreq_ctx</text:span><text:span text:style-name="T1"> * rowreq_ctx)</text:span></text:h>
      <text:p text:style-name="P1">Maybe minor changes.</text:p>
      <text:p text:style-name="P1"/>
      <text:h text:style-name="P20" text:outline-level="2"><text:soft-page-break/><text:span text:style-name="T1">mibtestTable_undo_cleanup</text:span><text:span text:style-name="T1">(</text:span><text:span text:style-name="T17">mibtestTable_rowreq_ctx</text:span><text:span text:style-name="T1"> * rowreq_ctx)</text:span></text:h>
      <text:p text:style-name="P1">Nothing to do.</text:p>
      <text:p text:style-name="P1"/>
      <text:h text:style-name="P20" text:outline-level="2"><text:span text:style-name="T1">mibtestTable_release_data</text:span><text:span text:style-name="T1">(</text:span><text:span text:style-name="T17">mibtestTable_data</text:span><text:span text:style-name="T1"> * data)</text:span></text:h>
      <text:p text:style-name="P1">Free the data.</text:p>
      <text:p text:style-name="P1"/>
      <text:p text:style-name="P1"/>
      <text:h text:style-name="P20" text:outline-level="2"><text:span text:style-name="T1">mibtestTable_post_request</text:span><text:span text:style-name="T1">(</text:span><text:span text:style-name="T17">mibtestTable_registration</text:span><text:span text:style-name="T1"> * user_context, </text:span><text:span text:style-name="T14">int</text:span><text:span text:style-name="T1"> rc)</text:span></text:h>
      <text:p text:style-name="P1">Nothing to do.</text:p>
      <text:p text:style-name="P2"/>
      <text:p text:style-name="P2"/>
      <text:h text:style-name="Heading_20_1" text:outline-level="1">What needed to be changed.</text:h>
      <text:list text:style-name="L2">
        <text:list-item>
          <text:p text:style-name="P24">zzzTable.c</text:p>
        </text:list-item>
        <text:list-item>
          <text:p text:style-name="P24">zzzTable.h</text:p>
        </text:list-item>
        <text:list-item>
          <text:p text:style-name="P24">zzzTable_data_access.c</text:p>
        </text:list-item>
        <text:list-item>
          <text:p text:style-name="P24">zzzTable_data_set.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/>
    <style:font-face style:name="StarSymbol" svg:font-family="StarSymbol, 'Arial Unicode MS'"/>
    <style:font-face style:name="Monospace1" svg:font-family="Monospace" style:font-pitch="fixed"/>
    <style:font-face style:name="DejaVu Sans1" svg:font-family="'DejaVu Sans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prefix=" " style:num-suffix=" " style:num-format="1"/>
      <text:outline-level-style text:level="2" style:num-prefix=" " style:num-suffix=" " style:num-format="1" text:display-levels="2"/>
      <text:outline-level-style text:level="3" style:num-prefix=" " style:num-suffix=" " style:num-format="1" text:display-levels="3"/>
      <text:outline-level-style text:level="4" style:num-prefix=" " style:num-suffix=" " style:num-format="1" text:display-levels="4"/>
      <text:outline-level-style text:level="5" style:num-prefix=" " style:num-suffix=" " style:num-format="1" text:display-levels="5"/>
      <text:outline-level-style text:level="6" style:num-prefix=" " style:num-suffix=" " style:num-format="1" text:display-levels="6"/>
      <text:outline-level-style text:level="7" style:num-prefix=" " style:num-suffix=" " style:num-format="1" text:display-levels="7"/>
      <text:outline-level-style text:level="8" style:num-prefix=" " style:num-suffix=" " style:num-format="1" text:display-levels="8"/>
      <text:outline-level-style text:level="9" style:num-prefix=" " style:num-suffix=" " style:num-format="1" text:display-levels="9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prefix=" " style:num-suffix=" " style:num-format="1"/>
      <text:list-level-style-number text:level="2" style:num-prefix=" " style:num-suffix=" " style:num-format="1" text:display-levels="2"/>
      <text:list-level-style-number text:level="3" style:num-prefix=" " style:num-suffix=" " style:num-format="1" text:display-levels="3"/>
      <text:list-level-style-number text:level="4" style:num-prefix=" " style:num-suffix=" " style:num-format="1" text:display-levels="4"/>
      <text:list-level-style-number text:level="5" style:num-prefix=" " style:num-suffix=" " style:num-format="1" text:display-levels="5"/>
      <text:list-level-style-number text:level="6" style:num-prefix=" " style:num-suffix=" " style:num-format="1" text:display-levels="6"/>
      <text:list-level-style-number text:level="7" style:num-prefix=" " style:num-suffix=" " style:num-format="1" text:display-levels="7"/>
      <text:list-level-style-number text:level="8" style:num-prefix=" " style:num-suffix=" " style:num-format="1" text:display-levels="8"/>
      <text:list-level-style-number text:level="9" style:num-prefix=" " style:num-suffix=" " style:num-format="1" text:display-levels="9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prefix=" " style:num-suffix=" " style:num-format="1"/>
      <text:list-level-style-number text:level="2" style:num-prefix=" " style:num-suffix=" " style:num-format="1" text:display-levels="2"/>
      <text:list-level-style-number text:level="3" style:num-prefix=" " style:num-suffix=" " style:num-format="1" text:display-levels="3"/>
      <text:list-level-style-number text:level="4" style:num-prefix=" " style:num-suffix=" " style:num-format="1" text:display-levels="4"/>
      <text:list-level-style-number text:level="5" style:num-prefix=" " style:num-suffix=" " style:num-format="1" text:display-levels="5"/>
      <text:list-level-style-number text:level="6" style:num-prefix=" " style:num-suffix=" " style:num-format="1" text:display-levels="6"/>
      <text:list-level-style-number text:level="7" style:num-prefix=" " style:num-suffix=" " style:num-format="1" text:display-levels="7"/>
      <text:list-level-style-number text:level="8" style:num-prefix=" " style:num-suffix=" " style:num-format="1" text:display-levels="8"/>
      <text:list-level-style-number text:level="9" style:num-prefix=" " style:num-suffix=" " style:num-format="1" text:display-levels="9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ot</meta:initial-creator>
    <meta:creation-date>2008-12-01T17:07:35</meta:creation-date>
    <dc:creator>root</dc:creator>
    <dc:date>2009-01-01T13:46:37</dc:date>
    <meta:editing-cycles>32</meta:editing-cycles>
    <meta:editing-duration>PT21H3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8" meta:word-count="732" meta:character-count="5306"/>
  </office:meta>
</office:document-meta>
</file>